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doop@pict-OptiPlex-5070:~$ start-all.sh</text:p>
      <text:p text:style-name="Standard">WARNING: Attempting to start all Apache Hadoop daemons as hadoop in 10 seconds.</text:p>
      <text:p text:style-name="Standard">WARNING: This is not a recommended production deployment configuration.</text:p>
      <text:p text:style-name="Standard">WARNING: Use CTRL-C to abort.</text:p>
      <text:p text:style-name="Standard">^Chadoop@pict-OptiPlex-5070:~start-dfs.sh</text:p>
      <text:p text:style-name="Standard">Starting namenodes on [localhost]</text:p>
      <text:p text:style-name="Standard">Starting datanodes</text:p>
      <text:p text:style-name="Standard">Starting secondary namenodes [pict-OptiPlex-5070]</text:p>
      <text:p text:style-name="Standard">hadoop@pict-OptiPlex-5070:~$ jps</text:p>
      <text:p text:style-name="Standard">4352 SecondaryNameNode</text:p>
      <text:p text:style-name="Standard">4120 DataNode</text:p>
      <text:p text:style-name="Standard">4604 Jps</text:p>
      <text:p text:style-name="Standard">3965 NameNode</text:p>
      <text:p text:style-name="Standard">hadoop@pict-OptiPlex-5070:~$ start-yarn.sh</text:p>
      <text:p text:style-name="Standard">Starting resourcemanager</text:p>
      <text:p text:style-name="Standard">Starting nodemanagers</text:p>
      <text:p text:style-name="Standard">hadoop@pict-OptiPlex-5070:~$ jps</text:p>
      <text:p text:style-name="Standard">4352 SecondaryNameNode</text:p>
      <text:p text:style-name="Standard">5330 Jps</text:p>
      <text:p text:style-name="Standard">4919 NodeManager</text:p>
      <text:p text:style-name="Standard">4120 DataNode</text:p>
      <text:p text:style-name="Standard">4749 ResourceManager</text:p>
      <text:p text:style-name="Standard">3965 NameNode</text:p>
      <text:p text:style-name="Standard">hadoop@pict-OptiPlex-5070:~$ hdfs dfs -mkdir /m3</text:p>
      <text:p text:style-name="Standard">hadoop@pict-OptiPlex-5070:~$ hdfs dfs -put /home/hadoop/test <text:s/>/m3/</text:p>
      <text:p text:style-name="Standard">hadoop@pict-OptiPlex-5070:~$ hdfs dfs -ls <text:s/>/m3/</text:p>
      <text:p text:style-name="Standard">Found 1 items</text:p>
      <text:p text:style-name="Standard">-rw-r--r-- <text:s text:c="2"/>1 hadoop supergroup <text:s text:c="8"/>83 2023-05-05 14:46 /m3/test</text:p>
      <text:p text:style-name="Standard">hadoop@pict-OptiPlex-5070:~$ hdfs dfs -cat <text:s/>/m3/test</text:p>
      <text:p text:style-name="Standard">hi </text:p>
      <text:p text:style-name="Standard">this is pict college</text:p>
      <text:p text:style-name="Standard">m3 batch is learning hadoop</text:p>
      <text:p text:style-name="Standard">hadoop is open source project</text:p>
      <text:p text:style-name="Standard">hadoop@pict-OptiPlex-5070:~$ yarn jar /home/hadoop/hadoop-3.3.5/share/hadoop/mapreduce/hadoop-mapreduce-examples-3.3.5.jar wordcount /m3/test /m3_output</text:p>
      <text:p text:style-name="Standard">2023-05-05 14:51:11,208 INFO client.DefaultNoHARMFailoverProxyProvider: Connecting to ResourceManager at /127.0.0.1:8032</text:p>
      <text:p text:style-name="Standard">2023-05-05 14:51:11,564 INFO mapreduce.JobResourceUploader: Disabling Erasure Coding for path: /tmp/hadoop-yarn/staging/hadoop/.staging/job_1683277983499_0001</text:p>
      <text:p text:style-name="Standard">2023-05-05 14:51:11,755 INFO input.FileInputFormat: Total input files to process : 1</text:p>
      <text:p text:style-name="Standard">2023-05-05 14:51:12,014 INFO mapreduce.JobSubmitter: number of splits:1</text:p>
      <text:p text:style-name="Standard">2023-05-05 14:51:12,322 INFO mapreduce.JobSubmitter: Submitting tokens for job: job_1683277983499_0001</text:p>
      <text:p text:style-name="Standard">2023-05-05 14:51:12,322 INFO mapreduce.JobSubmitter: Executing with tokens: []</text:p>
      <text:p text:style-name="Standard">2023-05-05 14:51:12,440 INFO conf.Configuration: resource-types.xml not found</text:p>
      <text:p text:style-name="Standard">2023-05-05 14:51:12,440 INFO resource.ResourceUtils: Unable to find 'resource-types.xml'.</text:p>
      <text:p text:style-name="Standard">2023-05-05 14:51:12,586 INFO impl.YarnClientImpl: Submitted application application_1683277983499_0001</text:p>
      <text:p text:style-name="Standard"><text:soft-page-break/>2023-05-05 14:51:12,643 INFO mapreduce.Job: The url to track the job: http://pict-OptiPlex-5070:8088/proxy/application_1683277983499_0001/</text:p>
      <text:p text:style-name="Standard">2023-05-05 14:51:12,643 INFO mapreduce.Job: Running job: job_1683277983499_0001</text:p>
      <text:p text:style-name="Standard">2023-05-05 14:51:18,711 INFO mapreduce.Job: Job job_1683277983499_0001 running in uber mode : false</text:p>
      <text:p text:style-name="Standard">2023-05-05 14:51:18,713 INFO mapreduce.Job: <text:s/>map 0% reduce 0%</text:p>
      <text:p text:style-name="Standard">2023-05-05 14:51:22,752 INFO mapreduce.Job: <text:s/>map 100% reduce 0%</text:p>
      <text:p text:style-name="Standard">2023-05-05 14:51:26,777 INFO mapreduce.Job: <text:s/>map 100% reduce 100%</text:p>
      <text:p text:style-name="Standard">2023-05-05 14:51:26,793 INFO mapreduce.Job: Job job_1683277983499_0001 completed successfully</text:p>
      <text:p text:style-name="Standard">2023-05-05 14:51:26,850 INFO mapreduce.Job: Counters: 54</text:p>
      <text:p text:style-name="Standard"><text:tab/>File System Counters</text:p>
      <text:p text:style-name="Standard"><text:tab/><text:tab/>FILE: Number of bytes read=147</text:p>
      <text:p text:style-name="Standard"><text:tab/><text:tab/>FILE: Number of bytes written=552135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77</text:p>
      <text:p text:style-name="Standard"><text:tab/><text:tab/>HDFS: Number of bytes written=93</text:p>
      <text:p text:style-name="Standard"><text:tab/><text:tab/>HDFS: Number of read operations=8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1</text:p>
      <text:p text:style-name="Standard"><text:tab/><text:tab/>Launched reduce tasks=1</text:p>
      <text:p text:style-name="Standard"><text:tab/><text:tab/>Data-local map tasks=1</text:p>
      <text:p text:style-name="Standard"><text:tab/><text:tab/>Total time spent by all maps in occupied slots (ms)=1415</text:p>
      <text:p text:style-name="Standard"><text:tab/><text:tab/>Total time spent by all reduces in occupied slots (ms)=1686</text:p>
      <text:p text:style-name="Standard"><text:tab/><text:tab/>Total time spent by all map tasks (ms)=1415</text:p>
      <text:p text:style-name="Standard"><text:tab/><text:tab/>Total time spent by all reduce tasks (ms)=1686</text:p>
      <text:p text:style-name="Standard"><text:tab/><text:tab/>Total vcore-milliseconds taken by all map tasks=1415</text:p>
      <text:p text:style-name="Standard"><text:tab/><text:tab/>Total vcore-milliseconds taken by all reduce tasks=1686</text:p>
      <text:p text:style-name="Standard"><text:tab/><text:tab/>Total megabyte-milliseconds taken by all map tasks=1448960</text:p>
      <text:p text:style-name="Standard"><text:tab/><text:tab/>Total megabyte-milliseconds taken by all reduce tasks=1726464</text:p>
      <text:p text:style-name="Standard"><text:tab/>Map-Reduce Framework</text:p>
      <text:p text:style-name="Standard"><text:tab/><text:tab/>Map input records=4</text:p>
      <text:p text:style-name="Standard"><text:tab/><text:tab/>Map output records=15</text:p>
      <text:p text:style-name="Standard"><text:tab/><text:tab/>Map output bytes=142</text:p>
      <text:p text:style-name="Standard"><text:tab/><text:tab/>Map output materialized bytes=147</text:p>
      <text:p text:style-name="Standard"><text:tab/><text:tab/>Input split bytes=94</text:p>
      <text:p text:style-name="Standard"><text:tab/><text:tab/>Combine input records=15</text:p>
      <text:p text:style-name="Standard"><text:tab/><text:tab/>Combine output records=12</text:p>
      <text:p text:style-name="Standard"><text:tab/><text:tab/>Reduce input groups=12</text:p>
      <text:p text:style-name="Standard"><text:tab/><text:tab/>Reduce shuffle bytes=147</text:p>
      <text:p text:style-name="Standard"><text:tab/><text:tab/>Reduce input records=12</text:p>
      <text:p text:style-name="Standard"><text:tab/><text:tab/>Reduce output records=12</text:p>
      <text:p text:style-name="Standard"><text:tab/><text:tab/>Spilled Records=24</text:p>
      <text:p text:style-name="Standard"><text:tab/><text:tab/>Shuffled Maps =1</text:p>
      <text:p text:style-name="Standard"><text:soft-page-break/><text:tab/><text:tab/>Failed Shuffles=0</text:p>
      <text:p text:style-name="Standard"><text:tab/><text:tab/>Merged Map outputs=1</text:p>
      <text:p text:style-name="Standard"><text:tab/><text:tab/>GC time elapsed (ms)=28</text:p>
      <text:p text:style-name="Standard"><text:tab/><text:tab/>CPU time spent (ms)=750</text:p>
      <text:p text:style-name="Standard"><text:tab/><text:tab/>Physical memory (bytes) snapshot=515792896</text:p>
      <text:p text:style-name="Standard"><text:tab/><text:tab/>Virtual memory (bytes) snapshot=5587795968</text:p>
      <text:p text:style-name="Standard"><text:tab/><text:tab/>Total committed heap usage (bytes)=392167424</text:p>
      <text:p text:style-name="Standard"><text:tab/><text:tab/>Peak Map Physical memory (bytes)=276234240</text:p>
      <text:p text:style-name="Standard"><text:tab/><text:tab/>Peak Map Virtual memory (bytes)=2791059456</text:p>
      <text:p text:style-name="Standard"><text:tab/><text:tab/>Peak Reduce Physical memory (bytes)=239558656</text:p>
      <text:p text:style-name="Standard"><text:tab/><text:tab/>Peak Reduce Virtual memory (bytes)=2796736512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83</text:p>
      <text:p text:style-name="Standard"><text:tab/>File Output Format Counters </text:p>
      <text:p text:style-name="Standard"><text:tab/><text:tab/>Bytes Written=93</text:p>
      <text:p text:style-name="Standard">hadoop@pict-OptiPlex-5070:~$ hdfs dfs -ls /m3_outpt/</text:p>
      <text:p text:style-name="Standard">ls: `/m3_outpt/': No such file or directory</text:p>
      <text:p text:style-name="Standard">hadoop@pict-OptiPlex-5070:~$ hdfs dfs -ls /m3_output/</text:p>
      <text:p text:style-name="Standard">Found 2 items</text:p>
      <text:p text:style-name="Standard">-rw-r--r-- <text:s text:c="2"/>1 hadoop supergroup <text:s text:c="9"/>0 2023-05-05 14:51 /m3_output/_SUCCESS</text:p>
      <text:p text:style-name="Standard">-rw-r--r-- <text:s text:c="2"/>1 hadoop supergroup <text:s text:c="8"/>93 2023-05-05 14:51 /m3_output/part-r-00000</text:p>
      <text:p text:style-name="Standard">hadoop@pict-OptiPlex-5070:~$ hdfs dfs -ls /m3_output/part-r-00000</text:p>
      <text:p text:style-name="Standard">-rw-r--r-- <text:s text:c="2"/>1 hadoop supergroup <text:s text:c="8"/>93 2023-05-05 14:51 /m3_output/part-r-00000</text:p>
      <text:p text:style-name="Standard">hadoop@pict-OptiPlex-5070:~$ hdfs dfs -cat /m3_output/part-r-00000</text:p>
      <text:p text:style-name="Standard">batch<text:tab/>1</text:p>
      <text:p text:style-name="Standard">college<text:tab/>1</text:p>
      <text:p text:style-name="Standard">hadoop<text:tab/>2</text:p>
      <text:p text:style-name="Standard">hi<text:tab/>1</text:p>
      <text:p text:style-name="Standard">is<text:tab/>3</text:p>
      <text:p text:style-name="Standard">learning<text:tab/>1</text:p>
      <text:p text:style-name="Standard">m3<text:tab/>1</text:p>
      <text:p text:style-name="Standard">open<text:tab/>1</text:p>
      <text:p text:style-name="Standard">pict<text:tab/>1</text:p>
      <text:p text:style-name="Standard">project<text:tab/>1</text:p>
      <text:p text:style-name="Standard">source<text:tab/>1</text:p>
      <text:p text:style-name="Standard">this<text:tab/>1</text:p>
      <text:p text:style-name="Standard">hadoop@pict-OptiPlex-5070:~$ stop-dfs.sh</text:p>
      <text:p text:style-name="Standard">Stopping namenodes on [localhost]</text:p>
      <text:p text:style-name="Standard">Stopping datanodes</text:p>
      <text:p text:style-name="Standard">Stopping secondary namenodes [pict-OptiPlex-5070]</text:p>
      <text:p text:style-name="Standard">hadoop@pict-OptiPlex-5070:~$ start-dfs.sh</text:p>
      <text:p text:style-name="Standard">Starting namenodes on [localhost]</text:p>
      <text:p text:style-name="Standard"><text:soft-page-break/>Starting datanodes</text:p>
      <text:p text:style-name="Standard">Starting secondary namenodes [pict-OptiPlex-5070]</text:p>
      <text:p text:style-name="Standard">hadoop@pict-OptiPlex-5070:~$ jps</text:p>
      <text:p text:style-name="Standard">8337 DataNode</text:p>
      <text:p text:style-name="Standard">8595 SecondaryNameNode</text:p>
      <text:p text:style-name="Standard">8758 Jps</text:p>
      <text:p text:style-name="Standard">8119 NameNode</text:p>
      <text:p text:style-name="Standard">4919 NodeManager</text:p>
      <text:p text:style-name="Standard">4749 ResourceManager</text:p>
      <text:p text:style-name="Standard">hadoop@pict-OptiPlex-5070:~$ hdfs dfs -mkdi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5T15:12:45.903574268</meta:creation-date>
    <dc:date>2023-05-05T15:12:59.792610865</dc:date>
    <meta:editing-duration>PT14S</meta:editing-duration>
    <meta:editing-cycles>1</meta:editing-cycles>
    <meta:document-statistic meta:table-count="0" meta:image-count="0" meta:object-count="0" meta:page-count="4" meta:paragraph-count="148" meta:word-count="635" meta:character-count="5677" meta:non-whitespace-character-count="5028"/>
    <meta:generator>LibreOffice/6.0.7.3$Linux_X86_64 LibreOffice_project/00m0$Build-3</meta:generator>
  </office:meta>
</office:document-meta>
</file>